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/draw:frame></text:p>
      <text:p text:style-name="P1">You</text:p>
      <text:p text:style-name="P1">создай професиональный учебник по JavaScript для разработчика - чтобы охватить все темы и разделы разработки</text:p>
      <text:p text:style-name="P1">ChatGPT</text:p>
      <text:p text:style-name="P2">ChatGPT</text:p>
      <text:p text:style-name="P9">Создание полноценного учебника по JavaScript - это обширная задача, поскольку этот язык программирования охватывает множество тем и подходов. Ниже представлен общий план, который можно использовать для разработки такого учебника.</text:p>
      <text:h text:style-name="P16" text:outline-level="3">Часть 1: Основы JavaScript</text:h>
      <text:list xml:id="list2752088342161377090" text:style-name="L1">
        <text:list-item>
          <text:p text:style-name="P10"><text:span text:style-name="Strong_20_Emphasis">Введение в JavaScript</text:span></text:p>
          <text:list>
            <text:list-item>
              <text:p text:style-name="P3">История и основные принципы</text:p>
            </text:list-item>
            <text:list-item>
              <text:p text:style-name="P3">Почему JavaScript важен для веб-разработки</text:p>
            </text:list-item>
          </text:list>
        </text:list-item>
        <text:list-item>
          <text:p text:style-name="P10"><text:span text:style-name="Strong_20_Emphasis">Основы языка</text:span></text:p>
          <text:list>
            <text:list-item>
              <text:p text:style-name="P3">Переменные, типы данных и операторы</text:p>
            </text:list-item>
            <text:list-item>
              <text:p text:style-name="P3">Управляющие структуры: условия, циклы</text:p>
            </text:list-item>
            <text:list-item>
              <text:p text:style-name="P3">Функции и их использование</text:p>
            </text:list-item>
            <text:list-item>
              <text:p text:style-name="P10">Область видимости и замыкания</text:p>
            </text:list-item>
          </text:list>
        </text:list-item>
      </text:list>
      <text:h text:style-name="P16" text:outline-level="3">Часть 2: Продвинутые концепции</text:h>
      <text:list xml:id="list2818023057552093614" text:style-name="L2">
        <text:list-item>
          <text:p text:style-name="P11"><text:span text:style-name="Strong_20_Emphasis">Объекты и Прототипы</text:span></text:p>
          <text:list>
            <text:list-item>
              <text:p text:style-name="P4">Работа с объектами и свойствами</text:p>
            </text:list-item>
            <text:list-item>
              <text:p text:style-name="P4">Прототипное наследование</text:p>
            </text:list-item>
          </text:list>
        </text:list-item>
        <text:list-item>
          <text:p text:style-name="P11"><text:span text:style-name="Strong_20_Emphasis">Работа с массивами и итерация</text:span></text:p>
          <text:list>
            <text:list-item>
              <text:p text:style-name="P4">Методы массивов и их применение</text:p>
            </text:list-item>
            <text:list-item>
              <text:p text:style-name="P4">Циклы и функции для обработки массивов</text:p>
            </text:list-item>
          </text:list>
        </text:list-item>
        <text:list-item>
          <text:p text:style-name="P11"><text:span text:style-name="Strong_20_Emphasis">Асинхронность и обработка событий</text:span></text:p>
          <text:list>
            <text:list-item>
              <text:p text:style-name="P4">Колбэки, промисы, async/await</text:p>
            </text:list-item>
            <text:list-item>
              <text:p text:style-name="P11">Обработка событий и DOM</text:p>
            </text:list-item>
          </text:list>
        </text:list-item>
      </text:list>
      <text:h text:style-name="P16" text:outline-level="3">Часть 3: Работа с браузером</text:h>
      <text:list xml:id="list8586585482989262323" text:style-name="L3">
        <text:list-item>
          <text:p text:style-name="P12"><text:span text:style-name="Strong_20_Emphasis">DOM и манипуляции с ним</text:span></text:p>
          <text:list>
            <text:list-item>
              <text:p text:style-name="P5">Манипуляции с элементами, их создание и изменение</text:p>
            </text:list-item>
            <text:list-item>
              <text:p text:style-name="P5">Обработка событий DOM</text:p>
            </text:list-item>
          </text:list>
        </text:list-item>
        <text:list-item>
          <text:p text:style-name="P12"><text:span text:style-name="Strong_20_Emphasis">Работа с HTTP-запросами</text:span></text:p>
          <text:list>
            <text:list-item>
              <text:p text:style-name="P5">AJAX и Fetch API</text:p>
            </text:list-item>
            <text:list-item>
              <text:p text:style-name="P12">Работа с внешними данными и API</text:p>
            </text:list-item>
          </text:list>
        </text:list-item>
      </text:list>
      <text:h text:style-name="P16" text:outline-level="3"><text:soft-page-break/>Часть 4: Продвинутые темы</text:h>
      <text:list xml:id="list6439268049119648183" text:style-name="L4">
        <text:list-item>
          <text:p text:style-name="P13"><text:span text:style-name="Strong_20_Emphasis">Модули и инструменты сборки</text:span></text:p>
          <text:list>
            <text:list-item>
              <text:p text:style-name="P6">Использование модулей</text:p>
            </text:list-item>
            <text:list-item>
              <text:p text:style-name="P6">Сборка и управление зависимостями</text:p>
            </text:list-item>
          </text:list>
        </text:list-item>
        <text:list-item>
          <text:p text:style-name="P13"><text:span text:style-name="Strong_20_Emphasis">Тестирование и отладка</text:span></text:p>
          <text:list>
            <text:list-item>
              <text:p text:style-name="P6">Методы тестирования JavaScript-кода</text:p>
            </text:list-item>
            <text:list-item>
              <text:p text:style-name="P6">Инструменты для отладки</text:p>
            </text:list-item>
          </text:list>
        </text:list-item>
        <text:list-item>
          <text:p text:style-name="P13"><text:span text:style-name="Strong_20_Emphasis">Фреймворки и библиотеки</text:span></text:p>
          <text:list>
            <text:list-item>
              <text:p text:style-name="P6">Введение в различные фреймворки и библиотеки (например, React, Angular, Vue.js)</text:p>
            </text:list-item>
            <text:list-item>
              <text:p text:style-name="P13">Основы работы с выбранным фреймворком</text:p>
            </text:list-item>
          </text:list>
        </text:list-item>
      </text:list>
      <text:h text:style-name="P16" text:outline-level="3">Часть 5: Производительность и оптимизация</text:h>
      <text:list xml:id="list3355894270576733542" text:style-name="L5">
        <text:list-item>
          <text:p text:style-name="P14"><text:span text:style-name="Strong_20_Emphasis">Оптимизация производительности</text:span></text:p>
          <text:list>
            <text:list-item>
              <text:p text:style-name="P7">Асинхронность и многопоточность</text:p>
            </text:list-item>
            <text:list-item>
              <text:p text:style-name="P7">Оптимизация работы с ресурсами</text:p>
            </text:list-item>
          </text:list>
        </text:list-item>
        <text:list-item>
          <text:p text:style-name="P14"><text:span text:style-name="Strong_20_Emphasis">Безопасность</text:span></text:p>
          <text:list>
            <text:list-item>
              <text:p text:style-name="P7">Защита от уязвимостей</text:p>
            </text:list-item>
            <text:list-item>
              <text:p text:style-name="P14">Лучшие практики в обеспечении безопасности приложений</text:p>
            </text:list-item>
          </text:list>
        </text:list-item>
      </text:list>
      <text:h text:style-name="P16" text:outline-level="3">Часть 6: Дополнительные ресурсы</text:h>
      <text:list xml:id="list3263203661723898806" text:style-name="L6">
        <text:list-item>
          <text:p text:style-name="P8"><text:span text:style-name="Strong_20_Emphasis">Ресурсы для дальнейшего обучения</text:span></text:p>
          <text:list>
            <text:list-item>
              <text:p text:style-name="P15">Ссылки на полезные сайты, книги, курсы и сообщества для продолжения изучения JavaScript</text:p>
            </text:list-item>
          </text:list>
        </text:list-item>
      </text:list>
      <text:p text:style-name="P9">Это всего лишь общий план. Каждая тема требует глубокого погружения и может быть разбита на множество уроков с примерами кода, задачами и практическими упражнениями. Также важно обновлять материалы, учитывая появление новых возможностей и стандартов в мире JavaScrip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2-01T21:34:32</dc:date>
    <meta:document-statistic meta:table-count="0" meta:image-count="1" meta:object-count="0" meta:page-count="2" meta:paragraph-count="53" meta:word-count="318" meta:character-count="2105"/>
    <dc:creator>Dima Wide</dc:creator>
    <meta:user-defined meta:name="Info 1"/>
    <meta:user-defined meta:name="Info 2"/>
    <meta:user-defined meta:name="Info 3"/>
    <meta:user-defined meta:name="Info 4"/>
  </office:meta>
</office:document-meta>
</file>